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style>
  </office:automatic-styles>
  <office:body>
    <office:text text:use-soft-page-breaks="true">
      <text:p text:style-name="P1">Mothership-Carrier Grows(Upgraded) – modular growth? Core gets bits added?<text:s/>Potential for design here</text:p>
      <text:p text:style-name="Normal">Three main factors, in order of importance:</text:p>
      <text:p text:style-name="Normal">Bay Size(Specialist Ships, the amount of specialist ships the carrier can carry, or slot based so bigger ships take up more room. Ie. A level 2 transport might take up the space or 2 level 1 miners)</text:p>
      <text:p text:style-name="Normal">Cargo Size(Materials, the ability to transport mined materials and constructed components. Initially fairly important until more transports can be acquired)</text:p>
      <text:p text:style-name="Normal">Equipment Slots(Room for mining, construction, scanning, weapons – starts with a base allocation of basic ones of each)</text:p>
      <text:p text:style-name="Normal">Smaller ships – the classes. All can in turn have equipment but have different affinities by type (IE, mining equipment for mining, construction for construction, weapons for bombers and fighters) and equipment slots by level. Either strictly role based (each type can only use equipment of the matching type) or bonus based (ie. Anything can go on most anything (level appropriate) but bonuses to matching equipment.<text:s/>You<text:s/><text:span text:style-name="T2">could</text:span><text:s/>strap a tonne of weapons on your mining ships, and maybe you do stick one or two on to fend off low level scavengers without deploying a wing of fighters)<text:s/>Possibly a mix of both could work. Anyone can have the low to mid-tier equipment but the high tier stuff is exclusive, and even motherships can’t mount that stuff.</text:p>
      <text:p text:style-name="Normal">Mining – mines things. Has reasonable cargo storage for materials, mining equipment either better on these or can only be attached to these or motherships. These can have better versions than others/mothership of mining equipment.<text:s/>Subclasses: Gas,Ice<text:s/>and Mineral</text:p>
      <text:p text:style-name="Normal">Transport(Trading?)/couriers – less equipment slots (none if strictly role based). Potentially capable of carrying other small ships, able to allow remote swapping of what the mothership is carrying and what you’ve left in some base. Could also possibly be used to relay instructions to bases?<text:s/>Subclasses<text:s/>– Cargo Bay or Ship Bay? Specialisation into different cargo types(Mineral, Gas, Constructed, etc.)</text:p>
      <text:p text:style-name="Normal">Construction – construction ships are used more for construction of colonies than components, though potential for both. Sufficient storage size for some solo construction but generally needs to be paired with<text:s/>transports or mothership overseers. Also used for repairs.</text:p>
      <text:p text:style-name="Normal">Bombers<text:s/>– Anti-establishment(stick it to the man). Can be used to attack Motherships(sufficiently bigger than other ships as to be worth a bombing run or Colonies. Could also be employed for blast mining of asteroids in conjunction with mining craft. Potential other/specialist/subclass: Minelayer?, Stealth?</text:p>
      <text:p text:style-name="Normal">Fighters<text:s/>– Red Squadron, reporting in. Shoot down other craft, fight off bombers, defend or attack really. Further subclassed – Raiders(fast and fragile), Frigates (Slower and tougher), etc.?</text:p>
      <text:p text:style-name="Normal">Exploration Craft – sensors and maps. Locating planets, asteroids or potential targets. Potential for stealth craft or anti sensor craft/equipment</text:p>
      <text:p text:style-name="Normal">Research Craft – Potentially combine with Exploration, researches new technology. More likely performed at colonies.</text:p>
      <text:soft-page-break/>
      <text:p text:style-name="Normal">Colonies – these immobile bases provide offline storage, mining, construction and research facilities. Planetary or asteroid bases may provide mining of their current location, while space station (and also potentially asteroid bases) can oversee some mining of their system, without player overseeing the process. All of these could have queue based construction and research facilities to produce newer and better craft, mothership modules and equipment. Most importantly<text:s/>colonies<text:s/>will have storage space for excess materials and craft, and can operate as locations for trades. Trading could also be done in an automated fashion “I wish to trade 500 glorphs for 200 zubars up to 20 times”. Finally, colonies will have automated defences, near system scanning and warning systems so players know when they are under (potential?) attack. Constructing a simple colony should be one of the first things the player should do. Colonies will have levels affecting the same things a motherships, essentially being stationary motherships. Possibility of gaining protection for a colony so it can’t be (attacked/destroyed/looted/whatever level of pvp we otherwise allow/etc.), that the first colony should probably be given. Growth should be encouraged upwards(upgrading a single colony) and outwards(construction of additional colon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17</meta:initial-creator>
    <dc:creator>blue17</dc:creator>
    <meta:creation-date>2015-09-22T11:27:00Z</meta:creation-date>
    <dc:date>2015-09-22T11:27:00Z</dc:date>
    <meta:template xlink:href="Normal" xlink:type="simple"/>
    <meta:editing-cycles>2</meta:editing-cycles>
    <meta:editing-duration>PT0S</meta:editing-duration>
    <meta:document-statistic meta:page-count="2" meta:paragraph-count="8" meta:word-count="656" meta:character-count="4393" meta:row-count="31" meta:non-whitespace-character-count="3745"/>
  </office:meta>
</office:document-meta>
</file>